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swiss" style:font-pitch="variable"/>
    <style:font-face style:name="Courier" svg:font-family="Courier"/>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style:font-face style:name="Segoe UI" svg:font-family="'Segoe UI'"/>
    <style:font-face style:name="Times New Roman" svg:font-family="'Times New Roman'" style:font-family-generic="roman"/>
  </office:font-face-decls>
  <office:automatic-styles>
    <style:style style:name="P1"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Calibri" fo:font-size="12pt" style:text-underline-style="none" style:font-name-asian="Courier" style:font-size-asian="12pt" style:font-name-complex="Courier"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libri" fo:font-size="12pt" style:text-underline-style="none" style:font-name-asian="Courier" style:font-size-asian="12pt" style:font-name-complex="Courier"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Calibri" style:text-underline-style="none"/>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libri" fo:font-size="12pt" style:text-underline-style="none" officeooo:rsid="0010cd82" officeooo:paragraph-rsid="0010cd82" style:font-name-asian="Courier" style:font-size-asian="12pt" style:font-name-complex="Courier"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010cd82"/>
    </style:style>
    <style:style style:name="T1" style:family="text">
      <style:text-properties officeooo:rsid="0010cd82"/>
    </style:style>
    <style:style style:name="T2" style:family="text">
      <style:text-properties fo:color="#000000" loext:opacity="100%" fo:font-size="12pt" style:font-name-asian="Courier" style:font-size-asian="12pt" style:font-name-complex="Courier" style:font-size-complex="12pt"/>
    </style:style>
    <style:style style:name="T3" style:family="text">
      <style:text-properties fo:color="#000000" loext:opacity="100%" style:font-name="Calibri" fo:font-size="12pt" style:text-underline-style="none" style:font-name-asian="Courier" style:font-size-asian="12pt" style:font-name-complex="Courier" style:font-size-complex="12pt"/>
    </style:style>
    <style:style style:name="T4" style:family="text">
      <style:text-properties fo:color="#000000" loext:opacity="100%" style:font-name="Calibri" fo:font-size="12pt" style:font-name-asian="Courier" style:font-size-asian="12pt" style:font-name-complex="Courier" style:font-size-complex="12pt"/>
    </style:style>
    <style:style style:name="T5" style:family="text">
      <style:text-properties fo:color="#000000" loext:opacity="100%" style:font-name="Calibri" fo:font-size="12pt" officeooo:rsid="0010cd82" style:font-name-asian="Courier" style:font-size-asian="12pt" style:font-name-complex="Courier"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hony Gerdes </text:p>
      <text:p text:style-name="P2">2905 Feather Ct Castle Rock CO </text:p>
      <text:p text:style-name="P2"><text:bookmark text:name="Email"/>ultipro.bunny551@passmail.net </text:p>
      <text:p text:style-name="P2">720-815-5494 </text:p>
      <text:p text:style-name="P2">2025-<text:span text:style-name="T1">01-19</text:span></text:p>
      <text:p text:style-name="P3"><text:span text:style-name="T2"/></text:p>
      <text:p text:style-name="P2">Hiring <text:span text:style-name="T1">Manager</text:span></text:p>
      <text:p text:style-name="P4">Castle Rock Government</text:p>
      <text:p text:style-name="P4">Town Hall<text:line-break/>100 N. Wilcox Street<text:line-break/>Castle Rock, CO 80104, USA </text:p>
      <text:p text:style-name="P4"/>
      <text:p text:style-name="P3"><text:span text:style-name="T2"/></text:p>
      <text:p text:style-name="P2">Dear Hiring <text:span text:style-name="T1">Manager</text:span>, </text:p>
      <text:p text:style-name="P3"><text:span text:style-name="T2"/></text:p>
      <text:p text:style-name="P5"><text:span text:style-name="T3">I am writing to express my interest in the </text:span><text:span text:style-name="T4">Computer Technician </text:span><text:span text:style-name="T5">role posted on the Castle Rock government jobs website. </text:span>With over three years of hands-on experience in computer networking, systems administration, and technical support, I have developed a comprehensive skill set that aligns closely with your requirements. My background includes troubleshooting and repairing diverse hardware and software environments, managing user accounts in Active Directory and Exchange Online, and implementing efficient helpdesk processes to ensure seamless IT operations. I excel at translating complex technical concepts into clear, user-friendly guidance, and I am committed to delivering exceptional customer service while maintaining system reliability. I am particularly drawn to this opportunity to contribute to a municipal organization where technology directly supports community services, and I am eager to bring my technical expertise, problem-solving abilities, and dedication to continuous improvement to your IT team. </text:p>
      <text:p text:style-name="P2"/>
      <text:p text:style-name="P2"/>
      <text:p text:style-name="P2">Thank you for your time and consideration. I look forward to the possibility of discussing how my experience and values align with the needs of <text:span text:style-name="T1">my local community, and the Castle Rock Government</text:span>. </text:p>
      <text:p text:style-name="P3"><text:span text:style-name="T2"/></text:p>
      <text:p text:style-name="P2">Sincerely, </text:p>
      <text:p text:style-name="P2">Anthony Gerd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swiss" style:font-pitch="variable"/>
    <style:font-face style:name="Courier" svg:font-family="Courier"/>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style:font-face style:name="Segoe UI" svg:font-family="'Segoe UI'"/>
    <style:font-face style:name="Times New Roman" svg:font-family="'Times New Roman'" style:font-family-generic="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Segoe UI" style:font-size-asian="10.5pt" style:language-asian="ja" style:country-asian="JP"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2pt" fo:language="en" fo:country="US" style:letter-kerning="true" style:font-name-asian="Segoe UI" style:font-size-asian="10.5pt" style:language-asian="ja" style:country-asian="JP"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24pt" style:font-name-asian="Noto Sans JP" style:font-family-asian="'Noto Sans JP'"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JP" style:font-family-asian="'Noto Serif JP'"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JP" style:font-family-asian="'Noto Serif JP'"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date>2026-01-19T19:26:12.132515900</dc:date>
    <dc:creator>Anthony Gerdes</dc:creator>
    <meta:editing-duration>PT4M25S</meta:editing-duration>
    <meta:editing-cycles>1</meta:editing-cycles>
    <meta:document-statistic meta:table-count="0" meta:image-count="0" meta:object-count="0" meta:page-count="1" meta:paragraph-count="13" meta:word-count="207" meta:character-count="1458" meta:non-whitespace-character-count="1255"/>
  </office:meta>
</office:document-meta>
</file>